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ityManagerConfig.SecurityManagerConfig( BeanConfig config , String workspaceName , BeanConfig workspaceAccess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curityManagerConfig.getWorksp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ManagerConfig.getWorkspaceAccess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